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200%"/>
      <style:text-properties style:font-name="Times New Roman" fo:language="es" fo:country="ES" officeooo:rsid="001b2c6c" officeooo:paragraph-rsid="000ae101"/>
    </style:style>
    <style:style style:name="P2" style:family="paragraph" style:parent-style-name="Standard">
      <style:paragraph-properties fo:line-height="200%" fo:text-align="center" style:justify-single-word="false"/>
      <style:text-properties style:font-name="Times New Roman" fo:language="es" fo:country="ES" officeooo:rsid="001b2c6c" officeooo:paragraph-rsid="000ae101"/>
    </style:style>
    <style:style style:name="P3" style:family="paragraph" style:parent-style-name="Standard">
      <style:paragraph-properties fo:line-height="200%" fo:text-align="start" style:justify-single-word="false"/>
      <style:text-properties style:font-name="Times New Roman" fo:language="es" fo:country="ES" officeooo:rsid="001b2c6c" officeooo:paragraph-rsid="000ae101"/>
    </style:style>
    <style:style style:name="P4" style:family="paragraph" style:parent-style-name="Standard">
      <style:paragraph-properties fo:line-height="200%" fo:text-align="start" style:justify-single-word="false"/>
      <style:text-properties style:font-name="Times New Roman" fo:language="es" fo:country="ES" officeooo:rsid="000ae101" officeooo:paragraph-rsid="000ae101"/>
    </style:style>
    <style:style style:name="P5" style:family="paragraph" style:parent-style-name="Standard">
      <style:paragraph-properties fo:line-height="200%" fo:text-align="start" style:justify-single-word="false"/>
      <style:text-properties style:font-name="Times New Roman" fo:language="es" fo:country="ES" officeooo:rsid="000ae101" officeooo:paragraph-rsid="000edb40"/>
    </style:style>
    <style:style style:name="P6" style:family="paragraph" style:parent-style-name="Standard">
      <style:paragraph-properties fo:line-height="200%" fo:text-align="start" style:justify-single-word="false"/>
      <style:text-properties style:font-name="Times New Roman" fo:language="es" fo:country="ES" officeooo:rsid="000edb40" officeooo:paragraph-rsid="000edb40"/>
    </style:style>
    <style:style style:name="P7" style:family="paragraph" style:parent-style-name="Standard">
      <style:paragraph-properties fo:line-height="200%" fo:text-align="start" style:justify-single-word="false"/>
      <style:text-properties style:font-name="Times New Roman" fo:language="es" fo:country="ES" officeooo:rsid="001128af" officeooo:paragraph-rsid="001128af"/>
    </style:style>
    <style:style style:name="P8" style:family="paragraph" style:parent-style-name="Standard">
      <style:paragraph-properties fo:line-height="200%" fo:text-align="start" style:justify-single-word="false"/>
      <style:text-properties style:font-name="Times New Roman" fo:language="es" fo:country="ES" officeooo:rsid="0014d128" officeooo:paragraph-rsid="0014d128"/>
    </style:style>
    <style:style style:name="P9" style:family="paragraph" style:parent-style-name="Standard">
      <style:paragraph-properties fo:line-height="200%" fo:text-align="start" style:justify-single-word="false"/>
      <style:text-properties style:font-name="Times New Roman" fo:language="es" fo:country="ES" officeooo:rsid="0015f941" officeooo:paragraph-rsid="0017c708"/>
    </style:style>
    <style:style style:name="P10" style:family="paragraph" style:parent-style-name="Standard">
      <style:paragraph-properties fo:line-height="200%" fo:text-align="start" style:justify-single-word="false"/>
      <style:text-properties style:font-name="Times New Roman" fo:language="es" fo:country="ES" officeooo:rsid="001b9c7b" officeooo:paragraph-rsid="001b9c7b"/>
    </style:style>
    <style:style style:name="P11" style:family="paragraph" style:parent-style-name="Standard">
      <style:paragraph-properties fo:line-height="200%" fo:text-align="start" style:justify-single-word="false"/>
      <style:text-properties style:font-name="Times New Roman" fo:language="es" fo:country="ES" officeooo:rsid="00255bb9" officeooo:paragraph-rsid="00255bb9"/>
    </style:style>
    <style:style style:name="P12" style:family="paragraph" style:parent-style-name="Standard">
      <style:paragraph-properties fo:line-height="200%" fo:text-align="start" style:justify-single-word="false"/>
      <style:text-properties style:font-name="Times New Roman" fo:language="es" fo:country="ES" officeooo:rsid="00262ace" officeooo:paragraph-rsid="00262ace"/>
    </style:style>
    <style:style style:name="P13" style:family="paragraph" style:parent-style-name="Standard">
      <style:paragraph-properties fo:line-height="200%" fo:text-align="start" style:justify-single-word="false"/>
      <style:text-properties style:font-name="Times New Roman" fo:language="es" fo:country="ES" officeooo:rsid="00262ace" officeooo:paragraph-rsid="0027e947"/>
    </style:style>
    <style:style style:name="P14" style:family="paragraph" style:parent-style-name="Standard">
      <style:paragraph-properties fo:line-height="200%" fo:text-align="start" style:justify-single-word="false"/>
      <style:text-properties style:font-name="Times New Roman" fo:language="es" fo:country="ES" officeooo:rsid="0027e947" officeooo:paragraph-rsid="0027e947"/>
    </style:style>
    <style:style style:name="P15" style:family="paragraph" style:parent-style-name="Standard">
      <style:paragraph-properties fo:line-height="200%" fo:text-align="start" style:justify-single-word="false"/>
      <style:text-properties style:font-name="Times New Roman" fo:language="es" fo:country="ES" officeooo:rsid="0029624c" officeooo:paragraph-rsid="0029624c"/>
    </style:style>
    <style:style style:name="P16" style:family="paragraph" style:parent-style-name="Table_20_Contents">
      <style:paragraph-properties fo:text-align="start" style:justify-single-word="false"/>
      <style:text-properties style:font-name="Times New Roman" fo:language="es" fo:country="ES" officeooo:rsid="0019e0e8" officeooo:paragraph-rsid="0019e0e8"/>
    </style:style>
    <style:style style:name="P17" style:family="paragraph" style:parent-style-name="Table_20_Contents">
      <style:paragraph-properties fo:text-align="start" style:justify-single-word="false"/>
      <style:text-properties style:font-name="Times New Roman" fo:language="es" fo:country="ES"/>
    </style:style>
    <style:style style:name="P18" style:family="paragraph" style:parent-style-name="Table_20_Contents">
      <style:paragraph-properties fo:text-align="start" style:justify-single-word="false"/>
      <style:text-properties style:font-name="Times New Roman" fo:language="es" fo:country="ES" officeooo:rsid="001e436e" officeooo:paragraph-rsid="001e436e"/>
    </style:style>
    <style:style style:name="P19" style:family="paragraph" style:parent-style-name="Table_20_Contents">
      <style:paragraph-properties fo:text-align="start" style:justify-single-word="false"/>
      <style:text-properties style:font-name="Times New Roman" fo:language="es" fo:country="ES" officeooo:rsid="001f99bb" officeooo:paragraph-rsid="001f99bb"/>
    </style:style>
    <style:style style:name="P20" style:family="paragraph" style:parent-style-name="Table_20_Contents">
      <style:paragraph-properties fo:text-align="start" style:justify-single-word="false"/>
      <style:text-properties style:font-name="Times New Roman" fo:language="es" fo:country="ES" officeooo:rsid="00214592" officeooo:paragraph-rsid="00214592"/>
    </style:style>
    <style:style style:name="P21" style:family="paragraph" style:parent-style-name="Table_20_Contents">
      <style:paragraph-properties fo:text-align="start" style:justify-single-word="false"/>
      <style:text-properties style:font-name="Times New Roman" fo:language="es" fo:country="ES" officeooo:rsid="0023b0fe" officeooo:paragraph-rsid="0023b0fe"/>
    </style:style>
    <style:style style:name="P22" style:family="paragraph" style:parent-style-name="Table_20_Contents">
      <style:paragraph-properties fo:text-align="start" style:justify-single-word="false"/>
      <style:text-properties style:font-name="Times New Roman" fo:language="es" fo:country="ES" officeooo:rsid="0039dac8" officeooo:paragraph-rsid="0039dac8"/>
    </style:style>
    <style:style style:name="P23" style:family="paragraph" style:parent-style-name="Standard">
      <style:paragraph-properties fo:line-height="200%" fo:text-align="start" style:justify-single-word="false"/>
      <style:text-properties style:font-name="Times New Roman" fo:language="es" fo:country="ES" officeooo:rsid="002c31be" officeooo:paragraph-rsid="002c31be"/>
    </style:style>
    <style:style style:name="P24" style:family="paragraph" style:parent-style-name="Standard">
      <style:paragraph-properties fo:line-height="200%" fo:text-align="start" style:justify-single-word="false"/>
      <style:text-properties style:font-name="Times New Roman" fo:language="es" fo:country="ES" officeooo:rsid="002c31be" officeooo:paragraph-rsid="0033d1fe"/>
    </style:style>
    <style:style style:name="P25" style:family="paragraph" style:parent-style-name="Standard">
      <style:paragraph-properties fo:line-height="200%" fo:text-align="start" style:justify-single-word="false"/>
      <style:text-properties style:font-name="Times New Roman" fo:language="es" fo:country="ES" officeooo:rsid="002ca974" officeooo:paragraph-rsid="002ca974"/>
    </style:style>
    <style:style style:name="P26" style:family="paragraph" style:parent-style-name="Standard">
      <style:paragraph-properties fo:line-height="200%" fo:text-align="start" style:justify-single-word="false"/>
      <style:text-properties style:font-name="Times New Roman" fo:language="es" fo:country="ES" officeooo:rsid="0032b77f" officeooo:paragraph-rsid="0032b77f"/>
    </style:style>
    <style:style style:name="P27" style:family="paragraph" style:parent-style-name="Standard">
      <style:paragraph-properties fo:line-height="200%" fo:text-align="start" style:justify-single-word="false"/>
      <style:text-properties style:font-name="Times New Roman" fo:language="es" fo:country="ES" officeooo:rsid="0033d1fe" officeooo:paragraph-rsid="0033d1fe"/>
    </style:style>
    <style:style style:name="P28" style:family="paragraph" style:parent-style-name="Standard">
      <style:paragraph-properties fo:line-height="200%" fo:text-align="start" style:justify-single-word="false"/>
      <style:text-properties style:font-name="Times New Roman" fo:language="es" fo:country="ES" officeooo:rsid="000ae101" officeooo:paragraph-rsid="000ae101"/>
    </style:style>
    <style:style style:name="P29" style:family="paragraph" style:parent-style-name="Standard">
      <style:paragraph-properties fo:line-height="200%" fo:text-align="start" style:justify-single-word="false"/>
      <style:text-properties style:font-name="Times New Roman" fo:language="es" fo:country="ES" officeooo:rsid="003aea1b" officeooo:paragraph-rsid="003aea1b"/>
    </style:style>
    <style:style style:name="T1" style:family="text">
      <style:text-properties officeooo:rsid="000ae101"/>
    </style:style>
    <style:style style:name="T2" style:family="text">
      <style:text-properties officeooo:rsid="000e17ea"/>
    </style:style>
    <style:style style:name="T3" style:family="text">
      <style:text-properties officeooo:rsid="000e224a"/>
    </style:style>
    <style:style style:name="T4" style:family="text">
      <style:text-properties officeooo:rsid="0010498e"/>
    </style:style>
    <style:style style:name="T5" style:family="text">
      <style:text-properties officeooo:rsid="00157dbd"/>
    </style:style>
    <style:style style:name="T6" style:family="text">
      <style:text-properties officeooo:rsid="0015f941"/>
    </style:style>
    <style:style style:name="T7" style:family="text">
      <style:text-properties officeooo:rsid="0017c708"/>
    </style:style>
    <style:style style:name="T8" style:family="text">
      <style:text-properties officeooo:rsid="001940c5"/>
    </style:style>
    <style:style style:name="T9" style:family="text">
      <style:text-properties officeooo:rsid="001c7d51"/>
    </style:style>
    <style:style style:name="T10" style:family="text">
      <style:text-properties officeooo:rsid="001e436e"/>
    </style:style>
    <style:style style:name="T11" style:family="text">
      <style:text-properties officeooo:rsid="001f99bb"/>
    </style:style>
    <style:style style:name="T12" style:family="text">
      <style:text-properties officeooo:rsid="001fe5d8"/>
    </style:style>
    <style:style style:name="T13" style:family="text">
      <style:text-properties officeooo:rsid="00214592"/>
    </style:style>
    <style:style style:name="T14" style:family="text">
      <style:text-properties officeooo:rsid="0027e947"/>
    </style:style>
    <style:style style:name="T15" style:family="text">
      <style:text-properties officeooo:rsid="002f3bba"/>
    </style:style>
    <style:style style:name="T16" style:family="text">
      <style:text-properties officeooo:rsid="0033795e"/>
    </style:style>
    <style:style style:name="T17" style:family="text">
      <style:text-properties officeooo:rsid="0034055c"/>
    </style:style>
    <style:style style:name="T18" style:family="text">
      <style:text-properties fo:font-style="italic" officeooo:rsid="0034055c" style:font-style-asian="italic" style:font-style-complex="italic"/>
    </style:style>
    <style:style style:name="T19" style:family="text">
      <style:text-properties fo:font-style="italic" officeooo:rsid="0036011c" style:font-style-asian="italic" style:font-style-complex="italic"/>
    </style:style>
    <style:style style:name="T20" style:family="text">
      <style:text-properties fo:font-style="italic" officeooo:rsid="0037a53e" style:font-style-asian="italic" style:font-style-complex="italic"/>
    </style:style>
    <style:style style:name="T21" style:family="text">
      <style:text-properties fo:font-style="italic" officeooo:rsid="00390b6f" style:font-style-asian="italic" style:font-style-complex="italic"/>
    </style:style>
    <style:style style:name="T22" style:family="text">
      <style:text-properties fo:font-style="normal" officeooo:rsid="0034055c" style:font-style-asian="normal" style:font-style-complex="normal"/>
    </style:style>
    <style:style style:name="T23" style:family="text">
      <style:text-properties fo:font-style="normal" officeooo:rsid="0036011c" style:font-style-asian="normal" style:font-style-complex="normal"/>
    </style:style>
    <style:style style:name="T24" style:family="text">
      <style:text-properties fo:font-style="normal" officeooo:rsid="0037a53e" style:font-style-asian="normal" style:font-style-complex="normal"/>
    </style:style>
    <style:style style:name="T25" style:family="text">
      <style:text-properties fo:font-style="normal" officeooo:rsid="00390b6f" style:font-style-asian="normal" style:font-style-complex="normal"/>
    </style:style>
    <style:style style:name="T26" style:family="text">
      <style:text-properties officeooo:rsid="0036011c"/>
    </style:style>
    <style:style style:name="T27" style:family="text">
      <style:text-properties officeooo:rsid="0037a53e"/>
    </style:style>
    <style:style style:name="T28" style:family="text">
      <style:text-properties officeooo:rsid="00390b6f"/>
    </style:style>
    <style:style style:name="T29" style:family="text">
      <style:text-properties officeooo:rsid="003cd0e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leksandr Yardas</text:p>
      <text:p text:style-name="P1">SPN 217</text:p>
      <text:p text:style-name="P1">Yvette Aparicio</text:p>
      <text:p text:style-name="P2">Tarea para 10/2<text:span text:style-name="T1">7</text:span>/17</text:p>
      <text:p text:style-name="P3"><text:tab/><text:span text:style-name="T1">Comente de forma organizada y con muchos detalles.</text:span></text:p>
      <text:p text:style-name="P3"/>
      <text:p text:style-name="P4">-el <text:span text:style-name="T3">incidente</text:span> con el velador: el <text:span text:style-name="T2">movimiento</text:span> físico de Carlos y las varias reacciones de Carlos mientras camina. Use el vocabulario para describir la acción.</text:p>
      <text:p text:style-name="P6">-Ignacio mueve el velador al centro de escena para que Carlos tropiece cuando cruza la escena.</text:p>
      <text:p text:style-name="P6">-Carlos tropieza con el obstáculo y está avergonzado, afectado <text:span text:style-name="T5">(puños cerrados, rojo)</text:span></text:p>
      <text:p text:style-name="P6">-Carlos tropieza con el obstáculo</text:p>
      <text:p text:style-name="P6">-Ignacio está triunfante.</text:p>
      <text:p text:style-name="P6">-Ignacio convencer a los demás que <text:span text:style-name="T4">le da miedo a Carlos</text:span></text:p>
      <text:p text:style-name="P6"/>
      <text:p text:style-name="P5"/>
      <text:p text:style-name="P4">-lo que ocurre después del incidente con el velador. Determine las tres partes de la discusión entre Ignacio y Carlos <text:span text:style-name="T6">(pg. 81-83)</text:span></text:p>
      <text:p text:style-name="P7">Primer parte: <text:span text:style-name="T6">Desde “Vienes muy despacio...” hasta “Y en cuanto al amor...”</text:span></text:p>
      <text:p text:style-name="P9"><text:tab/>Ignacio afirma que los invidentes solo pueden hacer un poco de lo que hacer los videntes. Carlos no puede refutarlo.</text:p>
      <text:p text:style-name="P7"/>
      <text:p text:style-name="P7">Segunda parte: <text:span text:style-name="T6">Desde “El amor es algo maravilloso...” hasta “Creo que sabría mejor si no la disfrazásemos.”</text:span></text:p>
      <text:p text:style-name="P7"><text:soft-page-break/><text:tab/><text:span text:style-name="T7">Ignacio enfatiza de nuevo que invidentes no poseen la capacidad para amar (“[los videntes] son capaces de englobarle en una mirada”, “[nosotros, los invidentes] tratamos de disfrazar esa triste piedad con alegre tonterías”). Carlos no lo responde.</text:span></text:p>
      <text:p text:style-name="P7"><text:tab/></text:p>
      <text:p text:style-name="P7">Tercera parte: <text:span text:style-name="T6">Desde “Me parece que...” hasta “¡doña Pepita es muy fea!”</text:span></text:p>
      <text:p text:style-name="P7"><text:tab/><text:span text:style-name="T8">Ignacio afirma que el matrimonio entre videntes e invidentes no es matrimonio, pero es una situación en que el/la invidente usa el/la vidente como un bastón.</text:span></text:p>
      <text:p text:style-name="P4"/>
      <text:p text:style-name="P4">-la segunda discusión entre Ignacio y Carlos (ellos están solos y doña Pepita está en la terraza). Contraste esta <text:span text:style-name="T2">discusión</text:span> con la anterior entre los dos.</text:p>
      <text:p text:style-name="P10"><text:tab/>C: “¡Encuentro improcedente que intentes contagiar a los demás! ¿Qué derecho tienes a eso?”, “Mis palabras pueden servir para que nuestros compañeros consigan una vida relativamente feliz. Las tuyas no lograrán más que destruir; llevarlos a la desesperación, hacerles abandonar sus estudios.”, “Yo te invito, amistosamente, a reflexionar… y a colaborar para mantener lompio el centro de problemas y de ruina.”</text:p>
      <text:p text:style-name="P10"><text:tab/>I: “Me limito a ser sincero, y ese contagio de que me hablas o es más que el despertar de la sinceridad de cada cual.”, “¿Qué derechp te asiste para recomendar constantemente la alegría, el optimismo y todas esas zarandajas?”</text:p>
      <text:p text:style-name="P10">La segunda discusión es el primer punto álgido <text:span text:style-name="T9">del segundo acto. Ahorita a Ignacio, Carlos deja de tratar de ayudarle. Se han convertido en enemigos.</text:span></text:p>
      <text:p text:style-name="P4"/>
      <text:p text:style-name="P8"/>
      <text:p text:style-name="P4">-Prepare una lista de los cambios y <text:span text:style-name="T2">contrastes</text:span> entre el Acto I y II. Tenga en cuenta las acotaciones y escenas paralelas entre los dos actos, los cambios en los personajes, en el escenario.</text:p>
      <text:p text:style-name="P4"><text:tab/></text:p>
      <table:table table:name="Table1" table:style-name="Table1">
        <table:table-column table:style-name="Table1.A" table:number-columns-repeated="3"/>
        <text:soft-page-break/>
        <table:table-row>
          <table:table-cell table:style-name="Table1.A1" office:value-type="string">
            <text:p text:style-name="P16">Personajes</text:p>
          </table:table-cell>
          <table:table-cell table:style-name="Table1.A1" office:value-type="string">
            <text:p text:style-name="P16">Acto I</text:p>
          </table:table-cell>
          <table:table-cell table:style-name="Table1.C1" office:value-type="string">
            <text:p text:style-name="P16">Acto II</text:p>
          </table:table-cell>
        </table:table-row>
        <table:table-row>
          <table:table-cell table:style-name="Table1.A2" office:value-type="string">
            <text:p text:style-name="P16">Ignacio</text:p>
          </table:table-cell>
          <table:table-cell table:style-name="Table1.A2" office:value-type="string">
            <text:p text:style-name="P16">Tímido, silencioso, enojado, <text:span text:style-name="T10">amargo</text:span></text:p>
          </table:table-cell>
          <table:table-cell table:style-name="Table1.C2" office:value-type="string">
            <text:p text:style-name="P16"><text:span text:style-name="T12">Atrevido (en un sentido malo)</text:span>, <text:span text:style-name="T10">seguro en su “guerra”</text:span></text:p>
          </table:table-cell>
        </table:table-row>
        <table:table-row>
          <table:table-cell table:style-name="Table1.A2" office:value-type="string">
            <text:p text:style-name="P16">Carlos</text:p>
          </table:table-cell>
          <table:table-cell table:style-name="Table1.A2" office:value-type="string">
            <text:p text:style-name="P16"><text:span text:style-name="T10">Seguro en la “pedagogía”</text:span>, contento, cómodo <text:span text:style-name="T11">con su situación</text:span></text:p>
          </table:table-cell>
          <table:table-cell table:style-name="Table1.C2" office:value-type="string">
            <text:p text:style-name="P18">Incómodo, <text:span text:style-name="T11">ha obtenido el </text:span>amargo<text:span text:style-name="T11">r de Ignacio.</text:span></text:p>
          </table:table-cell>
        </table:table-row>
        <table:table-row>
          <table:table-cell table:style-name="Table1.A2" office:value-type="string">
            <text:p text:style-name="P16">Juana</text:p>
          </table:table-cell>
          <table:table-cell table:style-name="Table1.A2" office:value-type="string">
            <text:p text:style-name="P19">Independiente, seguro en su identidad</text:p>
          </table:table-cell>
          <table:table-cell table:style-name="Table1.C2" office:value-type="string">
            <text:p text:style-name="P17">“<text:span text:style-name="T11">arrastrada,” inseguro en su identidad</text:span></text:p>
          </table:table-cell>
        </table:table-row>
        <table:table-row>
          <table:table-cell table:style-name="Table1.A2" office:value-type="string">
            <text:p text:style-name="P16">Elisa</text:p>
          </table:table-cell>
          <table:table-cell table:style-name="Table1.A2" office:value-type="string">
            <text:p text:style-name="P19">No le gusta Ignacio, inseguro</text:p>
          </table:table-cell>
          <table:table-cell table:style-name="Table1.C2" office:value-type="string">
            <text:p text:style-name="P19">Odia Ignacio, muy inseguro</text:p>
          </table:table-cell>
        </table:table-row>
        <table:table-row>
          <table:table-cell table:style-name="Table1.A2" office:value-type="string">
            <text:p text:style-name="P16">Miguel</text:p>
          </table:table-cell>
          <table:table-cell table:style-name="Table1.A2" office:value-type="string">
            <text:p text:style-name="P19">De buen humor, bobo pero seguro <text:span text:style-name="T13">en sus capacidades</text:span></text:p>
          </table:table-cell>
          <table:table-cell table:style-name="Table1.C2" office:value-type="string">
            <text:p text:style-name="P20">No bromea tanto como bromeaba, menos seguro en sus capacidades</text:p>
          </table:table-cell>
        </table:table-row>
      </table:table>
      <text:p text:style-name="P4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21">Escenario</text:p>
          </table:table-cell>
          <table:table-cell table:style-name="Table2.A1" office:value-type="string">
            <text:p text:style-name="P21">Acto I</text:p>
          </table:table-cell>
          <table:table-cell table:style-name="Table2.C1" office:value-type="string">
            <text:p text:style-name="P21">Acto II</text:p>
          </table:table-cell>
        </table:table-row>
        <table:table-row>
          <table:table-cell table:style-name="Table2.A2" office:value-type="string">
            <text:p text:style-name="P22">estación</text:p>
          </table:table-cell>
          <table:table-cell table:style-name="Table2.A2" office:value-type="string">
            <text:p text:style-name="P22">verano</text:p>
          </table:table-cell>
          <table:table-cell table:style-name="Table2.C2" office:value-type="string">
            <text:p text:style-name="P22">otoño</text:p>
          </table:table-cell>
        </table:table-row>
        <table:table-row>
          <table:table-cell table:style-name="Table2.A2" office:value-type="string">
            <text:p text:style-name="P22">aire</text:p>
          </table:table-cell>
          <table:table-cell table:style-name="Table2.A2" office:value-type="string">
            <text:p text:style-name="P22">Aire sueño</text:p>
          </table:table-cell>
          <table:table-cell table:style-name="Table2.C2" office:value-type="string">
            <text:p text:style-name="P22">Aire mustio</text:p>
          </table:table-cell>
        </table:table-row>
        <table:table-row>
          <table:table-cell table:style-name="Table2.A2" office:value-type="string">
            <text:p text:style-name="P22">árboles</text:p>
          </table:table-cell>
          <table:table-cell table:style-name="Table2.A2" office:value-type="string">
            <text:p text:style-name="P22">Arboles copudos</text:p>
          </table:table-cell>
          <table:table-cell table:style-name="Table2.C2" office:value-type="string">
            <text:p text:style-name="P22">Arboles sin hojas</text:p>
          </table:table-cell>
        </table:table-row>
      </table:table>
      <text:p text:style-name="P4"><text:tab/></text:p>
      <text:p text:style-name="P4"/>
      <text:p text:style-name="P4">-Compare y contraste cómo terminan los dos actos. Piense en la importancia de esto. (La escena final que empieza con el parlamento de Ignacio: “¿Carlos? Carlos es un tonto que dejaría...” y sigue hasta que el telón se baja.) Incluya en su comentario la relación entre este final y el del primer acto.</text:p>
      <text:p text:style-name="P4"/>
      <text:p text:style-name="P29">El primer acto termina con la escena en que Ignacio y Juana discuten las ideas y las intenciones de Ignacio. Hay gran tensión entre los dos, y Ignacio insinúa su atracción para Juana. El segundo acto termina con la escena en que Ignacio <text:span text:style-name="T29">hace insinuaciones </text:span>a Juana.<text:span text:style-name="T29"> Ignacio envenene Juana con sus ideas y opiniones en el fin del primer acto, y para el momento del fin del segundo acto, su veneno la ha englobado. Marca la comienza de la acción final de la drama.</text:span></text:p>
      <text:p text:style-name="P11"/>
      <text:p text:style-name="P4"/>
      <text:p text:style-name="P4">Repaso de gramática y Escritura breve</text:p>
      <text:p text:style-name="P4"><text:soft-page-break/>Usando sus respuestas a las preguntas de discusión y el pretérito y el imperfecto relate el incidente con el velador, incluyendo la reacción de los otros chicos y la discusión que tienen Carlos e Ignacio durane el incidente.</text:p>
      <text:p text:style-name="P4"><text:s/></text:p>
      <text:p text:style-name="P4">-Escriba 15 oraciones completas. Explique brevemente su selección de pretérito o imperfecto en cada oración.</text:p>
      <text:p text:style-name="P12">Ignacio y Carlos discutía furiosamente cuando Ignacio le desafió <text:span text:style-name="T14">a cruzar el cuarto rápidamente sin tropezar. (</text:span><text:span text:style-name="T18">acción en progreso, acción interrumpido</text:span><text:span text:style-name="T22">)</text:span></text:p>
      <text:p text:style-name="P13">Ignacio traj<text:span text:style-name="T17">o</text:span> el velador al centro del escenario <text:span text:style-name="T14">sin hacer sonido. (</text:span><text:span text:style-name="T18">informar sobre la acción en el pasado</text:span><text:span text:style-name="T22">)</text:span></text:p>
      <text:p text:style-name="P14">Carlos trató de hacerlo sin tropezar pero chocó con el velador. <text:span text:style-name="T26">(</text:span><text:span text:style-name="T19">acciones que ha terminado en el pasado</text:span><text:span text:style-name="T23">)</text:span></text:p>
      <text:p text:style-name="P15">Ignacio escuchaba regodeándose mientras Carlos chocaba con el velador. <text:span text:style-name="T26">(</text:span><text:span text:style-name="T19">acciones que ocurría simultáneamente</text:span><text:span text:style-name="T23">)</text:span><text:span text:style-name="T19"> <text:s/></text:span></text:p>
      <text:p text:style-name="P15">Carlos estaba muy avergonzado. <text:span text:style-name="T26">(</text:span><text:span text:style-name="T19">expresar estado de animo</text:span><text:span text:style-name="T23">)</text:span></text:p>
      <text:p text:style-name="P15">Carlos negó que el velador le hubiera causado tropezar, pero Ignacio sabía bien que era una mentira. <text:span text:style-name="T26">(</text:span><text:span text:style-name="T19">acción que ha terminado en el pasado, imperfecto para mantener la significa de la palabra</text:span><text:span text:style-name="T23">)</text:span></text:p>
      <text:p text:style-name="P15">Ignacio hubo mostrado que los invidentes no pudiera caminar sin estar temeroso de chocar con los obstáculos. <text:span text:style-name="T27">(</text:span><text:span text:style-name="T20">acción que ha terminado en el pasado</text:span><text:span text:style-name="T24">)</text:span></text:p>
      <text:p text:style-name="P23">Ignacio preguntó a Carlos por qué él asumió que no hubiera obstáculos. <text:span text:style-name="T27">(</text:span><text:span text:style-name="T20">acción que ha terminado en el pasado</text:span><text:span text:style-name="T24">)</text:span></text:p>
      <text:p text:style-name="P23">Carlos todavía negaba que se hubiera miedo. <text:span text:style-name="T27">(</text:span><text:span text:style-name="T20">acción en progreso en el pasado</text:span><text:span text:style-name="T24">)</text:span></text:p>
      <text:p text:style-name="P25">Ignacio dejó de discutirlo <text:span text:style-name="T15">y señaló que los invidentes no podría jugar deportes tan bien como los videntes. (</text:span><text:span text:style-name="T21">acción que ha terminado en el pasado</text:span><text:span text:style-name="T25">)</text:span></text:p>
      <text:p text:style-name="P26"><text:span text:style-name="T16">Alberto</text:span> estaba de acuerdo. <text:span text:style-name="T28">(</text:span><text:span text:style-name="T21">estado en el pasado</text:span><text:span text:style-name="T25">)</text:span></text:p>
      <text:p text:style-name="P27"><text:soft-page-break/>Ignacio continuaba decir del amor entre Carlos y Juana. <text:span text:style-name="T28">(</text:span><text:span text:style-name="T21">acción en progreso en el pasado</text:span><text:span text:style-name="T25">)</text:span></text:p>
      <text:p text:style-name="P27">Cuando lo oyó, Juana se sobresaltó. <text:span text:style-name="T28">(</text:span><text:span text:style-name="T21">secuencia de acciones en el pasado</text:span><text:span text:style-name="T25">)</text:span></text:p>
      <text:p text:style-name="P27">Ignacio se olvidó de contestar a los matrimonios entre videntes e invidentes. <text:span text:style-name="T28">(</text:span><text:span text:style-name="T21">acción que ha terminado en el pasado</text:span><text:span text:style-name="T25">)</text:span></text:p>
      <text:p text:style-name="P24">Miguel dio todos los “tantos” a Ignacio. <text:span text:style-name="T28">(</text:span><text:span text:style-name="T21">acción que ha terminado en el pasado</text:span><text:span text:style-name="T25">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14:14:02.788017000</meta:creation-date>
    <dc:date>2017-10-27T12:38:35.314315000</dc:date>
    <meta:editing-duration>PT19H16M12S</meta:editing-duration>
    <meta:editing-cycles>44</meta:editing-cycles>
    <meta:generator>LibreOffice/5.2.5.1$MacOSX_X86_64 LibreOffice_project/0312e1a284a7d50ca85a365c316c7abbf20a4d22</meta:generator>
    <meta:document-statistic meta:table-count="2" meta:image-count="0" meta:object-count="0" meta:page-count="5" meta:paragraph-count="77" meta:word-count="973" meta:character-count="5917" meta:non-whitespace-character-count="5005"/>
  </office:meta>
</office:document-meta>
</file>